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874cm" table:align="left"/>
    </style:style>
    <style:style style:name="Table1.A" style:family="table-column">
      <style:table-column-properties style:column-width="3.032cm"/>
    </style:style>
    <style:style style:name="Table1.B" style:family="table-column">
      <style:table-column-properties style:column-width="1.842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P13" style:family="paragraph" style:parent-style-name="Text_20_body" style:list-style-name="L4">
      <style:paragraph-properties fo:margin-top="0cm" fo:margin-bottom="0cm"/>
    </style:style>
    <style:style style:name="P14" style:family="paragraph" style:parent-style-name="Text_20_body" style:list-style-name="L5">
      <style:paragraph-properties fo:margin-top="0cm" fo:margin-bottom="0cm"/>
    </style:style>
    <style:style style:name="P15" style:family="paragraph" style:parent-style-name="Text_20_body" style:list-style-name="L8">
      <style:paragraph-properties fo:margin-top="0cm" fo:margin-bottom="0cm"/>
    </style:style>
    <style:style style:name="P16" style:family="paragraph" style:parent-style-name="Text_20_body" style:list-style-name="L9">
      <style:paragraph-properties fo:margin-top="0cm" fo:margin-bottom="0cm"/>
    </style:style>
    <style:style style:name="P17" style:family="paragraph" style:parent-style-name="Preformatted_20_Text">
      <style:paragraph-properties fo:margin-top="0cm" fo:margin-bottom="0.499cm"/>
    </style:style>
    <style:style style:name="P18" style:family="paragraph" style:parent-style-name="Heading_20_1">
      <style:text-properties fo:language="en" fo:country="none"/>
    </style:style>
    <style:style style:name="T1" style:family="text">
      <style:text-properties fo:font-weight="bold"/>
    </style:style>
    <style:style style:name="T2" style:family="text">
      <style:text-properties fo:language="en" fo:country="none"/>
    </style:style>
    <style:style style:name="T3" style:family="text">
      <style:text-properties fo:language="en" fo:country="none" fo:font-weight="bold"/>
    </style:style>
    <style:style style:name="T4" style:family="text">
      <style:text-properties fo:font-style="italic"/>
    </style:style>
    <style:style style:name="T5" style:family="text">
      <style:text-properties fo:color="#cc66c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en.wikipedia.org/wiki/Extended_Backus–Naur_Form">https://en.wikipedia.org/wiki/Extended_Backus%E2%80%93Naur_Form</text:a></text:p>
      <text:p text:style-name="Standard">2015-07-08</text:p>
      <text:h text:style-name="P18" text:outline-level="1"><text:bookmark text:name="firstHeading"/>Extended Backus–Naur Form</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ection text:style-name="Sect2" text:name="mw-content-text">
        <text:p text:style-name="Text_20_body"><text:span text:style-name="T2">In </text:span><text:a xlink:type="simple" xlink:href="https://en.wikipedia.org/wiki/Computer_science">computer science</text:a><text:span text:style-name="T2">, </text:span><text:span text:style-name="T3">Extended Backus–Naur Form (EBNF)</text:span><text:span text:style-name="T2"> is a family of </text:span><text:a xlink:type="simple" xlink:href="https://en.wikipedia.org/wiki/Metasyntax">metasyntax</text:a><text:span text:style-name="T2"> notations, any of which can be used to express a </text:span><text:a xlink:type="simple" xlink:href="https://en.wikipedia.org/wiki/Context-free_grammar">context-free grammar</text:a><text:span text:style-name="T2">. EBNF is used to make a formal description of a </text:span><text:a xlink:type="simple" xlink:href="https://en.wikipedia.org/wiki/Formal_language">formal language</text:a><text:span text:style-name="T2"> which can be a computer </text:span><text:a xlink:type="simple" xlink:href="https://en.wikipedia.org/wiki/Programming_language">programming language</text:a><text:span text:style-name="T2">. They are extensions of the basic </text:span><text:a xlink:type="simple" xlink:href="https://en.wikipedia.org/wiki/Backus–Naur_Form">Backus–Naur Form</text:a><text:span text:style-name="T2"> (BNF) metasyntax notation.</text:span></text:p>
        <text:p text:style-name="Text_20_body"><text:span text:style-name="T2">The earliest EBNF was originally developed by </text:span><text:a xlink:type="simple" xlink:href="https://en.wikipedia.org/wiki/Niklaus_Wirth">Niklaus Wirth</text:a><text:span text:style-name="T2"> incorporating some of the concepts (with a different syntax and notation) from </text:span><text:a xlink:type="simple" xlink:href="https://en.wikipedia.org/wiki/Wirth_syntax_notation">Wirth syntax notation</text:a><text:span text:style-name="T2">. However, many variants of EBNF are in use. The </text:span><text:a xlink:type="simple" xlink:href="https://en.wikipedia.org/wiki/International_Organization_for_Standardization">International Organization for Standardization</text:a><text:span text:style-name="T2"> has adopted an EBNF standard (</text:span><text:a xlink:type="simple" xlink:href="http://standards.iso.org/ittf/PubliclyAvailableStandards/s026153_ISO_IEC_14977_1996%28E%29.zip">ISO/IEC 14977</text:a><text:span text:style-name="T2">). This article uses EBNF as specified by the ISO for examples applying to all EBNFs. Other EBNF variants use somewhat different syntactic conventions.</text:span></text:p>
        <text:section text:style-name="Sect1" text:name="toc">
          <text:p text:style-name="Text_20_body"/>
          <text:section text:style-name="Sect1" text:name="toctitle">
            <text:h text:style-name="Heading_20_2" text:outline-level="2">Contents</text:h>
          </text:section>
        </text:section>
      </text:section>
      <text:section text:style-name="Sect1" text:name="Section1">
        <text:list xml:id="list368024301" text:style-name="L1">
          <text:list-item>
            <text:p text:style-name="P10"><text:bookmark text:name="toc"/><text:a xlink:type="simple" xlink:href="https://en.wikipedia.org/wiki/Extended_Backus–Naur_Form#Basics">1 Basics</text:a> </text:p>
            <text:list>
              <text:list-item>
                <text:p text:style-name="P10"><text:a xlink:type="simple" xlink:href="https://en.wikipedia.org/wiki/Extended_Backus–Naur_Form#Table_of_symbols">1.1 Table of symbols</text:a> </text:p>
              </text:list-item>
              <text:list-item>
                <text:p text:style-name="P10"><text:a xlink:type="simple" xlink:href="https://en.wikipedia.org/wiki/Extended_Backus–Naur_Form#Examples">1.2 Examples</text:a> </text:p>
              </text:list-item>
            </text:list>
          </text:list-item>
          <text:list-item>
            <text:p text:style-name="P10"><text:a xlink:type="simple" xlink:href="https://en.wikipedia.org/wiki/Extended_Backus–Naur_Form#Advantages_over_BNF">2 Advantages over BNF</text:a> </text:p>
          </text:list-item>
          <text:list-item>
            <text:p text:style-name="P10"><text:a xlink:type="simple" xlink:href="https://en.wikipedia.org/wiki/Extended_Backus–Naur_Form#Conventions">3 Conventions</text:a> </text:p>
          </text:list-item>
          <text:list-item>
            <text:p text:style-name="P10"><text:a xlink:type="simple" xlink:href="https://en.wikipedia.org/wiki/Extended_Backus–Naur_Form#Extensibility">4 Extensibility</text:a> </text:p>
          </text:list-item>
          <text:list-item>
            <text:p text:style-name="P10"><text:a xlink:type="simple" xlink:href="https://en.wikipedia.org/wiki/Extended_Backus–Naur_Form#Related_work">5 Related work</text:a> </text:p>
          </text:list-item>
          <text:list-item>
            <text:p text:style-name="P10"><text:a xlink:type="simple" xlink:href="https://en.wikipedia.org/wiki/Extended_Backus–Naur_Form#See_also">6 See also</text:a> </text:p>
          </text:list-item>
          <text:list-item>
            <text:p text:style-name="P10"><text:a xlink:type="simple" xlink:href="https://en.wikipedia.org/wiki/Extended_Backus–Naur_Form#References">7 References</text:a> </text:p>
          </text:list-item>
          <text:list-item>
            <text:p text:style-name="P1"><text:a xlink:type="simple" xlink:href="https://en.wikipedia.org/wiki/Extended_Backus–Naur_Form#External_links">8 External links</text:a> </text:p>
          </text:list-item>
        </text:list>
      </text:section>
      <text:h text:style-name="Heading_20_2" text:outline-level="2"><text:bookmark text:name="Basics"/>Basics</text:h>
      <text:p text:style-name="Text_20_body">EBNF is a <text:a xlink:type="simple" xlink:href="https://en.wikipedia.org/wiki/Code">code</text:a> that expresses the grammar of a formal language. An EBNF consists of <text:a xlink:type="simple" xlink:href="https://en.wikipedia.org/wiki/Terminal_symbol">terminal symbols</text:a> and non-terminal production rules which are the restrictions governing how terminal symbols can be combined into a legal sequence. Examples of terminal symbols include alphanumeric characters, punctuation marks, and white space characters.</text:p>
      <text:p text:style-name="Text_20_body">The EBNF defines <text:a xlink:type="simple" xlink:href="https://en.wikipedia.org/wiki/Production_%28computer_science%29">production rules</text:a> where sequences of symbols are respectively assigned to a <text:a xlink:type="simple" xlink:href="https://en.wikipedia.org/wiki/Terminal_and_nonterminal_symbols">nonterminal</text:a>:</text:p>
      <text:p text:style-name="Preformatted_20_Text">digit excluding zero = "1" | "2" | "3" | "4" | "5" | "6" | "7" | "8" | "9" ;</text:p>
      <text:p text:style-name="P17">digit <text:s text:c="15"/>= "0" | digit excluding zero ;</text:p>
      <text:p text:style-name="Text_20_body">This production rule defines the nonterminal <text:span text:style-name="T4">digit</text:span> which is on the left side of the assignment. The vertical bar represents an alternative and the terminal symbols are enclosed with quotation marks followed by a semicolon as terminating character. Hence a <text:span text:style-name="T4">Digit</text:span> is a <text:span text:style-name="T4">0</text:span> or a <text:span text:style-name="T4">digit excluding zero</text:span> that can be <text:span text:style-name="T4">1</text:span> or <text:span text:style-name="T4">2</text:span> or <text:span text:style-name="T4">3</text:span> and so forth until <text:span text:style-name="T4">9</text:span>.</text:p>
      <text:p text:style-name="Text_20_body"><text:soft-page-break/>A production rule can also include a sequence of terminals or nonterminals, each separated by a comma:</text:p>
      <text:p text:style-name="Preformatted_20_Text">twelve <text:s text:c="25"/>= "1", "2" ;</text:p>
      <text:p text:style-name="Preformatted_20_Text">two hundred one <text:s text:c="16"/>= "2", "0", "1" ;</text:p>
      <text:p text:style-name="Preformatted_20_Text">three hundred twelve <text:s text:c="11"/>= "3", twelve ;</text:p>
      <text:p text:style-name="P17">twelve thousand two hundred one = twelve, two hundred one ;</text:p>
      <text:p text:style-name="Text_20_body">Expressions that may be omitted or repeated can be represented through curly braces { ... }:</text:p>
      <text:p text:style-name="P17">natural number = digit excluding zero, { digit } ;</text:p>
      <text:p text:style-name="Text_20_body">In this case, the strings <text:span text:style-name="T4">1</text:span>, <text:span text:style-name="T4">2</text:span>, ...,<text:span text:style-name="T4">10</text:span>,...,<text:span text:style-name="T4">12345</text:span>,... are correct expressions. To represent this, everything that is set within the curly braces may be repeated arbitrarily often, including not at all.</text:p>
      <text:p text:style-name="Text_20_body">An option can be represented through squared brackets [ ... ]. That is, everything that is set within the square brackets may be present just once, or not at all:</text:p>
      <text:p text:style-name="P17">integer = "0" | [ "-" ], natural number ;</text:p>
      <text:p text:style-name="Text_20_body">Therefore an integer is a zero (<text:span text:style-name="T4">0</text:span>) or a natural number that may be preceded by an optional minus sign.</text:p>
      <text:p text:style-name="Text_20_body">EBNF also provides, among other things, the syntax to describe repetitions of a specified number of times, to exclude some part of a production, or to insert comments in an EBNF grammar.</text:p>
      <text:h text:style-name="Heading_20_3" text:outline-level="3"><text:bookmark text:name="Table_of_symbols"/>Table of symbols</text:h>
      <text:p text:style-name="Text_20_body">The following represents a proposed ISO/IEC 14977 standard, by R. S. Scowen, page 7, table 1.</text:p>
      <table:table table:name="Table1" table:style-name="Table1">
        <table:table-column table:style-name="Table1.A"/>
        <table:table-column table:style-name="Table1.B"/>
        <table:table-row>
          <table:table-cell table:style-name="Table1.A1" office:value-type="string">
            <text:p text:style-name="Table_20_Heading">Usage</text:p>
          </table:table-cell>
          <table:table-cell table:style-name="Table1.A1" office:value-type="string">
            <text:p text:style-name="Table_20_Heading">Notation</text:p>
          </table:table-cell>
        </table:table-row>
        <table:table-row>
          <table:table-cell table:style-name="Table1.A1" office:value-type="string">
            <text:p text:style-name="Table_20_Contents">definition</text:p>
          </table:table-cell>
          <table:table-cell table:style-name="Table1.A1" office:value-type="string">
            <text:p text:style-name="Table_20_Heading">=</text:p>
          </table:table-cell>
        </table:table-row>
        <table:table-row>
          <table:table-cell table:style-name="Table1.A1" office:value-type="string">
            <text:p text:style-name="Table_20_Contents"><text:a xlink:type="simple" xlink:href="https://en.wikipedia.org/wiki/Concatenation">concatenation</text:a></text:p>
          </table:table-cell>
          <table:table-cell table:style-name="Table1.A1" office:value-type="string">
            <text:p text:style-name="Table_20_Heading">,</text:p>
          </table:table-cell>
        </table:table-row>
        <table:table-row>
          <table:table-cell table:style-name="Table1.A1" office:value-type="string">
            <text:p text:style-name="Table_20_Contents">termination</text:p>
          </table:table-cell>
          <table:table-cell table:style-name="Table1.A1" office:value-type="string">
            <text:p text:style-name="Table_20_Heading"> ;</text:p>
          </table:table-cell>
        </table:table-row>
        <table:table-row>
          <table:table-cell table:style-name="Table1.A1" office:value-type="string">
            <text:p text:style-name="Table_20_Contents">termination</text:p>
          </table:table-cell>
          <table:table-cell table:style-name="Table1.A1" office:value-type="string">
            <text:p text:style-name="Table_20_Heading">. <text:bookmark text:name="cite_ref-1"/><text:a xlink:type="simple" xlink:href="https://en.wikipedia.org/wiki/Extended_Backus–Naur_Form#cite_note-1">[1]</text:a></text:p>
          </table:table-cell>
        </table:table-row>
        <table:table-row>
          <table:table-cell table:style-name="Table1.A1" office:value-type="string">
            <text:p text:style-name="Table_20_Contents"><text:a xlink:type="simple" xlink:href="https://en.wikipedia.org/wiki/Alternation_%28formal_language_theory%29">alternation</text:a></text:p>
          </table:table-cell>
          <table:table-cell table:style-name="Table1.A1" office:value-type="string">
            <text:p text:style-name="Table_20_Heading">|</text:p>
          </table:table-cell>
        </table:table-row>
        <table:table-row>
          <table:table-cell table:style-name="Table1.A1" office:value-type="string">
            <text:p text:style-name="Table_20_Contents">option</text:p>
          </table:table-cell>
          <table:table-cell table:style-name="Table1.A1" office:value-type="string">
            <text:p text:style-name="Table_20_Heading">[ ... ]</text:p>
          </table:table-cell>
        </table:table-row>
        <table:table-row>
          <table:table-cell table:style-name="Table1.A1" office:value-type="string">
            <text:p text:style-name="Table_20_Contents">repetition</text:p>
          </table:table-cell>
          <table:table-cell table:style-name="Table1.A1" office:value-type="string">
            <text:p text:style-name="Table_20_Heading">{ ... }</text:p>
          </table:table-cell>
        </table:table-row>
        <table:table-row>
          <table:table-cell table:style-name="Table1.A1" office:value-type="string">
            <text:p text:style-name="Table_20_Contents">grouping</text:p>
          </table:table-cell>
          <table:table-cell table:style-name="Table1.A1" office:value-type="string">
            <text:p text:style-name="Table_20_Heading">( ... )</text:p>
          </table:table-cell>
        </table:table-row>
        <table:table-row>
          <table:table-cell table:style-name="Table1.A1" office:value-type="string">
            <text:p text:style-name="Table_20_Contents">terminal string</text:p>
          </table:table-cell>
          <table:table-cell table:style-name="Table1.A1" office:value-type="string">
            <text:p text:style-name="Table_20_Heading">" ... "</text:p>
          </table:table-cell>
        </table:table-row>
        <table:table-row>
          <table:table-cell table:style-name="Table1.A1" office:value-type="string">
            <text:p text:style-name="Table_20_Contents">terminal string</text:p>
          </table:table-cell>
          <table:table-cell table:style-name="Table1.A1" office:value-type="string">
            <text:p text:style-name="Table_20_Heading">' ... '</text:p>
          </table:table-cell>
        </table:table-row>
        <table:table-row>
          <table:table-cell table:style-name="Table1.A1" office:value-type="string">
            <text:p text:style-name="Table_20_Contents">comment</text:p>
          </table:table-cell>
          <table:table-cell table:style-name="Table1.A1" office:value-type="string">
            <text:p text:style-name="Table_20_Heading">(* ... *)</text:p>
          </table:table-cell>
        </table:table-row>
        <table:table-row>
          <table:table-cell table:style-name="Table1.A1" office:value-type="string">
            <text:p text:style-name="Table_20_Contents">special sequence</text:p>
          </table:table-cell>
          <table:table-cell table:style-name="Table1.A1" office:value-type="string">
            <text:p text:style-name="Table_20_Heading"> ? ... ?</text:p>
          </table:table-cell>
        </table:table-row>
        <table:table-row>
          <table:table-cell table:style-name="Table1.A1" office:value-type="string">
            <text:p text:style-name="Table_20_Contents">exception</text:p>
          </table:table-cell>
          <table:table-cell table:style-name="Table1.A1" office:value-type="string">
            <text:p text:style-name="Table_20_Heading">-</text:p>
          </table:table-cell>
        </table:table-row>
      </table:table>
      <text:h text:style-name="Heading_20_3" text:outline-level="3"><text:bookmark text:name="Examples"/>Examples</text:h>
      <text:p text:style-name="Text_20_body">Even EBNF can be described using EBNF. Consider the sketched grammar below:</text:p>
      <text:p text:style-name="Preformatted_20_Text">letter = "A" | "B" | "C" | "D" | "E" | "F" | "G"</text:p>
      <text:p text:style-name="Preformatted_20_Text"><text:s text:c="7"/>| "H" | "I" | "J" | "K" | "L" | "M" | "N"</text:p>
      <text:p text:style-name="Preformatted_20_Text"><text:s text:c="7"/>| "O" | "P" | "Q" | "R" | "S" | "T" | "U"</text:p>
      <text:p text:style-name="Preformatted_20_Text"><text:s text:c="7"/>| "V" | "W" | "X" | "Y" | "Z" ;</text:p>
      <text:p text:style-name="Preformatted_20_Text">digit = "0" | "1" | "2" | "3" | "4" | "5" | "6" | "7" | "8" | "9" ;</text:p>
      <text:p text:style-name="Preformatted_20_Text">symbol = "[" | "]" | "{" | "}" | "(" | ")" | "&lt;" | "&gt;"</text:p>
      <text:p text:style-name="Preformatted_20_Text"><text:s text:c="7"/>| "'" | '"' | "=" | "|" | "." | "," | ";" ;</text:p>
      <text:p text:style-name="Preformatted_20_Text"><text:soft-page-break/>character = letter | digit | symbol | "_" ;</text:p>
      <text:p text:style-name="Preformatted_20_Text"><text:s/></text:p>
      <text:p text:style-name="Preformatted_20_Text">identifier = letter , { letter | digit | "_" } ;</text:p>
      <text:p text:style-name="Preformatted_20_Text">terminal = "'" , character , { character } , "'" </text:p>
      <text:p text:style-name="Preformatted_20_Text"><text:s text:c="9"/>| '"' , character , { character } , '"' ;</text:p>
      <text:p text:style-name="Preformatted_20_Text"><text:s/></text:p>
      <text:p text:style-name="Preformatted_20_Text">lhs = identifier ;</text:p>
      <text:p text:style-name="Preformatted_20_Text">rhs = identifier</text:p>
      <text:p text:style-name="Preformatted_20_Text"><text:s text:c="5"/>| terminal</text:p>
      <text:p text:style-name="Preformatted_20_Text"><text:s text:c="5"/>| "[" , rhs , "]"</text:p>
      <text:p text:style-name="Preformatted_20_Text"><text:s text:c="5"/>| "{" , rhs , "}"</text:p>
      <text:p text:style-name="Preformatted_20_Text"><text:s text:c="5"/>| "(" , rhs , ")"</text:p>
      <text:p text:style-name="Preformatted_20_Text"><text:s text:c="5"/>| rhs , "|" , rhs</text:p>
      <text:p text:style-name="Preformatted_20_Text"><text:s text:c="5"/>| rhs , "," , rhs ;</text:p>
      <text:p text:style-name="Preformatted_20_Text"/>
      <text:p text:style-name="Preformatted_20_Text">rule = lhs , "=" , rhs , ";" ;</text:p>
      <text:p text:style-name="P17">grammar = { rule } ;</text:p>
      <text:p text:style-name="Text_20_body">A <text:a xlink:type="simple" xlink:href="https://en.wikipedia.org/wiki/Pascal_%28programming_language%29">Pascal</text:a>-like programming language that allows only assignments can be defined in EBNF as follows:</text:p>
      <text:p text:style-name="Preformatted_20_Text">(* a simple program syntax in EBNF − Wikipedia *)</text:p>
      <text:p text:style-name="Preformatted_20_Text">program = '<text:span text:style-name="T1">PROGRAM'</text:span>, white space, identifier, white space, </text:p>
      <text:p text:style-name="Preformatted_20_Text"><text:s text:c="11"/>'<text:span text:style-name="T1">BEGIN'</text:span>, white space, </text:p>
      <text:p text:style-name="Preformatted_20_Text"><text:s text:c="11"/>{ assignment, ";", white space }, </text:p>
      <text:p text:style-name="Preformatted_20_Text"><text:s text:c="11"/>'<text:span text:style-name="T1">END.'</text:span> ;</text:p>
      <text:p text:style-name="Preformatted_20_Text">identifier = alphabetic character, { alphabetic character | digit } ;</text:p>
      <text:p text:style-name="Preformatted_20_Text">number = [ "-" ], digit, { digit } ;</text:p>
      <text:p text:style-name="Preformatted_20_Text">string = '"' , { all characters - '"' }, '"' ;</text:p>
      <text:p text:style-name="Preformatted_20_Text">assignment = identifier , ":=" , ( number | identifier | string ) ;</text:p>
      <text:p text:style-name="Preformatted_20_Text">alphabetic character = "A" | "B" | "C" | "D" | "E" | "F" | "G"</text:p>
      <text:p text:style-name="Preformatted_20_Text"><text:s text:c="21"/>| "H" | "I" | "J" | "K" | "L" | "M" | "N"</text:p>
      <text:p text:style-name="Preformatted_20_Text"><text:s text:c="21"/>| "O" | "P" | "Q" | "R" | "S" | "T" | "U"</text:p>
      <text:p text:style-name="Preformatted_20_Text"><text:s text:c="21"/>| "V" | "W" | "X" | "Y" | "Z" ;</text:p>
      <text:p text:style-name="Preformatted_20_Text">digit = "<text:span text:style-name="T5">0</text:span>" | "<text:span text:style-name="T5">1</text:span>" | "<text:span text:style-name="T5">2</text:span>" | "<text:span text:style-name="T5">3</text:span>" | "<text:span text:style-name="T5">4</text:span>" | "<text:span text:style-name="T5">5</text:span>" | "<text:span text:style-name="T5">6</text:span>" | "<text:span text:style-name="T5">7</text:span>" | "<text:span text:style-name="T5">8</text:span>" | "<text:span text:style-name="T5">9</text:span>" ;</text:p>
      <text:p text:style-name="Preformatted_20_Text">white space = ? white space characters ? ;</text:p>
      <text:p text:style-name="P17">all characters = ? all visible characters ? ;</text:p>
      <text:p text:style-name="Text_20_body">A syntactically correct program then would be:</text:p>
      <text:p text:style-name="Preformatted_20_Text"><text:s/>PROGRAM DEMO1</text:p>
      <text:p text:style-name="Preformatted_20_Text"><text:s/>BEGIN</text:p>
      <text:p text:style-name="Preformatted_20_Text"><text:s text:c="3"/>A:=3;</text:p>
      <text:p text:style-name="Preformatted_20_Text"><text:s text:c="3"/>B:=45;</text:p>
      <text:p text:style-name="Preformatted_20_Text"><text:s text:c="3"/>H:=-100023;</text:p>
      <text:p text:style-name="Preformatted_20_Text"><text:s text:c="3"/>C:=A;</text:p>
      <text:p text:style-name="Preformatted_20_Text"><text:s text:c="3"/>D123:=B34A;</text:p>
      <text:p text:style-name="Preformatted_20_Text"><text:s text:c="3"/>BABOON:=GIRAFFE;</text:p>
      <text:p text:style-name="Preformatted_20_Text"><text:s text:c="3"/>TEXT:="Hello world!";</text:p>
      <text:p text:style-name="P17"><text:s/>END.</text:p>
      <text:p text:style-name="Text_20_body">The language can easily be extended with <text:a xlink:type="simple" xlink:href="https://en.wikipedia.org/wiki/Control_flow">control flows</text:a>, arithmetical expressions, and Input/Output instructions. Then a small, usable programming language would be developed.</text:p>
      <text:h text:style-name="Heading_20_2" text:outline-level="2"><text:bookmark text:name="Advantages_over_BNF"/>Advantages over BNF</text:h>
      <text:p text:style-name="Text_20_body">Any <text:a xlink:type="simple" xlink:href="https://en.wikipedia.org/wiki/Grammar">grammar</text:a> defined in EBNF can also be represented in BNF, though representations in the latter are generally lengthier. E.g., options and repetitions cannot be directly expressed in BNF and require the use of an intermediate rule or alternative production defined to be either nothing or the optional production for option, or either the repeated production of itself, recursively, for repetition. <text:soft-page-break/>The same constructs can still be used in EBNF.</text:p>
      <text:p text:style-name="Text_20_body">The BNF uses the symbols (&lt;, &gt;, |, ::=) for itself, but does not include quotes around terminal strings. This prevents these characters from being used in the languages, and requires a special symbol for the empty string. In EBNF, <text:a xlink:type="simple" xlink:href="https://en.wikipedia.org/wiki/Terminal_symbol">terminals</text:a> are strictly enclosed within quotation marks ("..." or '...'). The angle brackets ("&lt;...&gt;") for <text:a xlink:type="simple" xlink:href="https://en.wikipedia.org/wiki/Terminal_and_nonterminal_symbols">nonterminals</text:a> can be omitted.</text:p>
      <text:p text:style-name="Text_20_body">BNF syntax can only represent a rule in one line, whereas in EBNF a terminating character, the semicolon, marks the end of a rule.</text:p>
      <text:p text:style-name="Text_20_body">Furthermore, EBNF includes mechanisms for enhancements, defining the number of repetitions, excluding alternatives, comments, etc.</text:p>
      <text:h text:style-name="Heading_20_2" text:outline-level="2"><text:bookmark text:name="Conventions"/>Conventions</text:h>
      <text:p text:style-name="Text_20_body">1. The following conventions are used:</text:p>
      <text:list xml:id="list320285899" text:style-name="L2">
        <text:list-item>
          <text:p text:style-name="P11">Each meta-identifier of Extended BNF is written as one or more words joined together by <text:a xlink:type="simple" xlink:href="https://en.wikipedia.org/wiki/Hyphen">hyphens</text:a> </text:p>
        </text:list-item>
        <text:list-item>
          <text:p text:style-name="P2">A meta-identifier ending with <text:span text:style-name="T4">-symbol</text:span> is the name of a terminal symbol of Extended BNF. </text:p>
        </text:list-item>
      </text:list>
      <text:p text:style-name="Text_20_body">2. The normal character representing each operator of Extended BNF and its implied precedence is (highest precedence at the top):</text:p>
      <text:p text:style-name="Preformatted_20_Text">* repetition-symbol</text:p>
      <text:p text:style-name="Preformatted_20_Text">- except-symbol</text:p>
      <text:p text:style-name="Preformatted_20_Text">, concatenate-symbol</text:p>
      <text:p text:style-name="Preformatted_20_Text">| definition-separator-symbol</text:p>
      <text:p text:style-name="Preformatted_20_Text">= defining-symbol</text:p>
      <text:p text:style-name="Preformatted_20_Text">; terminator-symbol</text:p>
      <text:p text:style-name="P17">. terminator-symbol</text:p>
      <text:p text:style-name="Text_20_body">3. The normal precedence is overridden by the following bracket pairs:</text:p>
      <text:p text:style-name="Preformatted_20_Text">' <text:s/>first-quote-symbol <text:s text:c="11"/>first-quote-symbol <text:s/>'</text:p>
      <text:p text:style-name="Preformatted_20_Text">" <text:s/>second-quote-symbol <text:s text:c="9"/>second-quote-symbol <text:s/>"</text:p>
      <text:p text:style-name="Preformatted_20_Text">(* start-comment-symbol <text:s text:c="9"/>end-comment-symbol *)</text:p>
      <text:p text:style-name="Preformatted_20_Text">( <text:s/>start-group-symbol <text:s text:c="13"/>end-group-symbol <text:s/>)</text:p>
      <text:p text:style-name="Preformatted_20_Text">[ <text:s/>start-option-symbol <text:s text:c="11"/>end-option-symbol <text:s/>]</text:p>
      <text:p text:style-name="Preformatted_20_Text">{ <text:s/>start-repeat-symbol <text:s text:c="11"/>end-repeat-symbol <text:s/>}</text:p>
      <text:p text:style-name="P17">? <text:s/>special-sequence-symbol <text:s/>special-sequence-symbol <text:s/>?</text:p>
      <text:p text:style-name="Text_20_body">The first-quote-symbol is the <text:a xlink:type="simple" xlink:href="https://en.wikipedia.org/wiki/Apostrophe">apostrophe</text:a> as defined by ISO/IEC 646:1991, that is to say Unicode U+0027 ('); the font used in ISO/IEC 14977:1996(E) renders it very much like the acute, Unicode U+00B4 (´), so confusion sometimes arises. However, the ISO Extended BNF standard invokes ISO/IEC 646:1991, "ISO 7-bit coded character set for information interchange", as a normative reference and makes no mention of any other character sets, so formally, there is no confusion with Unicode characters outside the 7-bit ASCII range.</text:p>
      <text:p text:style-name="Text_20_body">As examples, the following syntax rules illustrate the facilities for expressing repetition:</text:p>
      <text:p text:style-name="Preformatted_20_Text">aa = "A";</text:p>
      <text:p text:style-name="Preformatted_20_Text">bb = 3 * aa, "B";</text:p>
      <text:p text:style-name="Preformatted_20_Text">cc = 3 * [aa], "C";</text:p>
      <text:p text:style-name="Preformatted_20_Text">dd = {aa}, "D";</text:p>
      <text:p text:style-name="Preformatted_20_Text">ee = aa, {aa}, "E";</text:p>
      <text:p text:style-name="Preformatted_20_Text">ff = 3 * aa, 3 * [aa], "F";</text:p>
      <text:p text:style-name="P17">gg = {3 * aa}, "G";</text:p>
      <text:p text:style-name="Text_20_body">Terminal strings defined by these rules are as follows:</text:p>
      <text:p text:style-name="Preformatted_20_Text"><text:soft-page-break/>aa: A</text:p>
      <text:p text:style-name="Preformatted_20_Text">bb: AAAB</text:p>
      <text:p text:style-name="Preformatted_20_Text">cc: C AC AAC AAAC</text:p>
      <text:p text:style-name="Preformatted_20_Text">dd: D AD AAD AAAD AAAAD etc.</text:p>
      <text:p text:style-name="Preformatted_20_Text">ee: AE AAE AAAE AAAAE AAAAAE etc.</text:p>
      <text:p text:style-name="Preformatted_20_Text">ff: AAAF AAAAF AAAAAF AAAAAAF</text:p>
      <text:p text:style-name="P17">gg: G AAAG AAAAAAG etc.</text:p>
      <text:h text:style-name="Heading_20_2" text:outline-level="2"><text:bookmark text:name="Extensibility"/>Extensibility</text:h>
      <text:p text:style-name="Text_20_body">According to the ISO 14977 standard EBNF is meant to be extensible, and two facilities are mentioned. The first is part of EBNF grammar, the special sequence, which is arbitrary text enclosed with question marks. The interpretation of the text inside a special sequence is beyond the scope of the EBNF standard. For example, the space character could be defined by the following rule:</text:p>
      <text:p text:style-name="P17">space = ? US-ASCII character 32 ?;</text:p>
      <text:p text:style-name="Text_20_body">The second facility for extension is using the fact that parentheses cannot in EBNF be placed next to identifiers (they must be concatenated with them). The following is valid EBNF:</text:p>
      <text:p text:style-name="P17">something = foo, ( bar );</text:p>
      <text:p text:style-name="Text_20_body">The following is <text:span text:style-name="T4">not</text:span> valid EBNF:</text:p>
      <text:p text:style-name="P17">something = foo ( bar );</text:p>
      <text:p text:style-name="Text_20_body">Therefore, an extension of EBNF could use that notation. For example, in a Lisp grammar, function application could be defined by the following rule:</text:p>
      <text:p text:style-name="P17">function application = list( symbol, { expression } );</text:p>
      <text:h text:style-name="Heading_20_2" text:outline-level="2"><text:bookmark text:name="Related_work"/>Related work</text:h>
      <text:list xml:id="list193949776" text:style-name="L3">
        <text:list-item>
          <text:p text:style-name="P12">The <text:a xlink:type="simple" xlink:href="https://en.wikipedia.org/wiki/W3C">W3C</text:a> used <text:a xlink:type="simple" xlink:href="http://www.w3.org/TR/REC-xml/#sec-notation">a different EBNF</text:a> to specify the <text:a xlink:type="simple" xlink:href="https://en.wikipedia.org/wiki/XML">XML</text:a> syntax. </text:p>
        </text:list-item>
        <text:list-item>
          <text:p text:style-name="P12">The <text:a xlink:type="simple" xlink:href="https://en.wikipedia.org/wiki/British_Standards_Institution">British Standards Institution</text:a> published a standard for an EBNF: <text:a xlink:type="simple" xlink:href="https://en.wikipedia.org/w/index.php?title=BS_6154&amp;action=edit&amp;redlink=1">BS 6154</text:a> in 1981. </text:p>
        </text:list-item>
        <text:list-item>
          <text:p text:style-name="P3">The <text:a xlink:type="simple" xlink:href="https://en.wikipedia.org/wiki/IETF">IETF</text:a> uses <text:a xlink:type="simple" xlink:href="https://en.wikipedia.org/wiki/Augmented_Backus–Naur_Form">Augmented BNF</text:a> (ABNF), specified in <text:a xlink:type="simple" xlink:href="https://tools.ietf.org/html/rfc5234">RFC 5234</text:a>. </text:p>
        </text:list-item>
      </text:list>
      <text:h text:style-name="Heading_20_2" text:outline-level="2"><text:bookmark text:name="See_also"/>See also</text:h>
      <text:list xml:id="list1583890904" text:style-name="L4">
        <text:list-item>
          <text:p text:style-name="P13"><text:a xlink:type="simple" xlink:href="https://en.wikipedia.org/wiki/Regular_expression">Regular expression</text:a> </text:p>
        </text:list-item>
        <text:list-item>
          <text:p text:style-name="P13"><text:a xlink:type="simple" xlink:href="https://en.wikipedia.org/wiki/Spirit_Parser_Framework">Spirit Parser Framework</text:a> </text:p>
        </text:list-item>
        <text:list-item>
          <text:p text:style-name="P4"><text:a xlink:type="simple" xlink:href="https://en.wikipedia.org/wiki/Phrase_structure_rules">Phrase structure rules</text:a>, the direct equivalent of EBNF in natural languages. </text:p>
        </text:list-item>
      </text:list>
      <text:h text:style-name="Heading_20_2" text:outline-level="2"><text:bookmark text:name="References"/>References</text:h>
      <text:list xml:id="list1603573233" text:style-name="L5">
        <text:list-item>
          <text:p text:style-name="P14">Niklaus Wirth: <text:a xlink:type="simple" xlink:href="http://doi.acm.org/10.1145/359863.359883">What can we do about the unnecessary diversity of notation for syntactic definitions?</text:a> CACM, Vol. 20, Issue 11, November 1977, pp. 822–823. </text:p>
        </text:list-item>
        <text:list-item>
          <text:p text:style-name="P14">Roger S. Scowen: Extended BNF — A generic base standard. Software Engineering Standards Symposium 1993. </text:p>
        </text:list-item>
        <text:list-item>
          <text:p text:style-name="P5">The <text:a xlink:type="simple" xlink:href="https://en.wikipedia.org/wiki/International_standard">International standard</text:a> (<text:a xlink:type="simple" xlink:href="http://www.iso.org/iso/en/CatalogueDetailPage.CatalogueDetail?CSNUMBER=26153">ISO 14977</text:a>) that defines the EBNF is now freely available as <text:a xlink:type="simple" xlink:href="http://standards.iso.org/ittf/PubliclyAvailableStandards/s026153_ISO_IEC_14977_1996%28E%29.zip">Zip-compressed PDF file</text:a>. </text:p>
        </text:list-item>
      </text:list>
      <text:list xml:id="list2041343457" text:style-name="L6">
        <text:list-item>
          <text:p text:style-name="P6"><text:bookmark text:name="cite_note-1"/></text:p>
        </text:list-item>
      </text:list>
      <text:list xml:id="list419699242" text:style-name="L7">
        <text:list-item>
          <text:p text:style-name="P7"><text:bookmark text:name="cite_note-11"/><text:soft-page-break/>See page 8 of <text:a xlink:type="simple" xlink:href="http://www.cl.cam.ac.uk/%7Emgk25/iso-14977.pdf">http://www.cl.cam.ac.uk/~mgk25/iso-14977.pdf</text:a> </text:p>
        </text:list-item>
      </text:list>
      <text:h text:style-name="Heading_20_2" text:outline-level="2"><text:bookmark text:name="External_links"/>External links</text:h>
      <text:section text:style-name="Sect2" text:name="Section2">
        <text:list xml:id="list40082129" text:style-name="L8">
          <text:list-item>
            <text:p text:style-name="P15"><text:bookmark text:name="mw-content-text"/><text:span text:style-name="T2">Article "</text:span><text:a xlink:type="simple" xlink:href="http://www.cs.cmu.edu/%7Epattis/misc/ebnf.pdf">EBNF: A Notation to Describe Syntax (PDF)</text:a><text:span text:style-name="T2">" by </text:span><text:a xlink:type="simple" xlink:href="https://en.wikipedia.org/wiki/Richard_E._Pattis">Richard E. Pattis</text:a><text:span text:style-name="T2"> describing the functions and syntax of EBNF </text:span></text:p>
          </text:list-item>
          <text:list-item>
            <text:p text:style-name="P15"><text:span text:style-name="T2">Article "</text:span><text:a xlink:type="simple" xlink:href="http://www.garshol.priv.no/download/text/bnf.html">BNF and EBNF: What are they and how do they work?</text:a><text:span text:style-name="T2">" by </text:span><text:a xlink:type="simple" xlink:href="https://en.wikipedia.org/w/index.php?title=Lars_Marius_Garshol&amp;action=edit&amp;redlink=1">Lars Marius Garshol</text:a><text:span text:style-name="T2"> </text:span></text:p>
          </text:list-item>
          <text:list-item>
            <text:p text:style-name="P15"><text:span text:style-name="T2">Article "</text:span><text:a xlink:type="simple" xlink:href="http://xml.com/pub/a/2001/07/25/namingparts.html">The Naming of Parts</text:a><text:span text:style-name="T2">" by </text:span><text:a xlink:type="simple" xlink:href="https://en.wikipedia.org/w/index.php?title=John_E._Simpson&amp;action=edit&amp;redlink=1">John E. Simpson</text:a><text:span text:style-name="T2"> </text:span></text:p>
          </text:list-item>
          <text:list-item>
            <text:p text:style-name="P15"><text:a xlink:type="simple" xlink:href="http://www.cl.cam.ac.uk/%7Emgk25/iso-14977.pdf">ISO/IEC 14977 : 1996(E)</text:a><text:span text:style-name="T2"> </text:span></text:p>
          </text:list-item>
          <text:list-item>
            <text:p text:style-name="P15"><text:a xlink:type="simple" xlink:href="https://tools.ietf.org/html/rfc4234">RFC 4234</text:a><text:span text:style-name="T2"> – Augmented BNF for Syntax Specifications: ABNF (obsoleted by </text:span><text:a xlink:type="simple" xlink:href="https://tools.ietf.org/html/rfc5234">RFC 5234</text:a><text:span text:style-name="T2"> — Augmented BNF for Syntax Specifications: ABNF) </text:span></text:p>
          </text:list-item>
          <text:list-item>
            <text:p text:style-name="P15"><text:a xlink:type="simple" xlink:href="http://www.cs.man.ac.uk/%7Epjj/bnf/ebnf.html">BNF/EBNF variants</text:a><text:span text:style-name="T2"> – a table by Pete Jinks comparing several syntaxes. </text:span></text:p>
          </text:list-item>
          <text:list-item>
            <text:p text:style-name="P15"><text:a xlink:type="simple" xlink:href="http://dotnet.jku.at/applications/Visualizer">Create syntax diagrams from EBNF</text:a><text:span text:style-name="T2"> </text:span></text:p>
          </text:list-item>
          <text:list-item>
            <text:p text:style-name="P15"><text:a xlink:type="simple" xlink:href="http://karmin.ch/ebnf/index">EBNF Parser &amp; Renderer</text:a><text:span text:style-name="T2"> </text:span></text:p>
          </text:list-item>
          <text:list-item>
            <text:p text:style-name="P15"><text:a xlink:type="simple" xlink:href="https://github.com/Weltraumschaf/ebnf">Parser &amp; Renderer in PHP5</text:a><text:span text:style-name="T2"> </text:span></text:p>
          </text:list-item>
          <text:list-item>
            <text:p text:style-name="P8"><text:a xlink:type="simple" xlink:href="http://www.lukas-renggli.ch/blog/petitparser-1">Writing Parsers with PetitParser (in Smalltalk)</text:a><text:span text:style-name="T2"> </text:span></text:p>
          </text:list-item>
        </text:list>
        <text:p text:style-name="Text_20_body"><text:span text:style-name="T2">This article is based on material taken from the </text:span><text:a xlink:type="simple" xlink:href="https://en.wikipedia.org/wiki/Free_On-line_Dictionary_of_Computing">Free On-line Dictionary of Computing</text:a><text:span text:style-name="T2"> prior to 1 November 2008 and incorporated under the "relicensing" terms of the </text:span><text:a xlink:type="simple" xlink:href="https://en.wikipedia.org/wiki/GNU_Free_Documentation_License">GFDL</text:a><text:span text:style-name="T2">, version 1.3 or later.</text:span></text:p>
      </text:section>
      <text:section text:style-name="Sect1" text:name="catlinks">
        <text:p text:style-name="Text_20_body"/>
        <text:section text:style-name="Sect1" text:name="mw-normal-catlinks">
          <text:p text:style-name="Text_20_body"><text:a xlink:type="simple" xlink:href="https://en.wikipedia.org/wiki/Help:Category">Categories</text:a>: </text:p>
          <text:list xml:id="list205215350" text:style-name="L9">
            <text:list-item>
              <text:p text:style-name="P16"><text:a xlink:type="simple" xlink:href="https://en.wikipedia.org/wiki/Category:Formal_languages">Formal languages</text:a></text:p>
            </text:list-item>
            <text:list-item>
              <text:p text:style-name="P9"><text:a xlink:type="simple" xlink:href="https://en.wikipedia.org/wiki/Category:Compiler_construction">Compiler construction</text:a></text:p>
            </text:list-item>
          </text:list>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ulius Grazulis</meta:initial-creator>
    <meta:creation-date>2015-07-08T15:29:29</meta:creation-date>
    <dc:date>2015-07-08T15:30:20</dc:date>
    <dc:creator>Saulius Grazulis</dc:creator>
    <meta:editing-duration>PT18S</meta:editing-duration>
    <meta:editing-cycles>2</meta:editing-cycles>
    <meta:generator>LibreOffice/3.5$Linux_x86 LibreOffice_project/350m1$Build-2</meta:generator>
    <meta:document-statistic meta:table-count="1" meta:image-count="0" meta:object-count="0" meta:page-count="6" meta:paragraph-count="198" meta:word-count="1926" meta:character-count="11097" meta:non-whitespace-character-count="9029"/>
  </office:meta>
</office:document-meta>
</file>